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4.498cm" style:rel-column-width="11469*"/>
    </style:style>
    <style:style style:name="Tabel1.B" style:family="table-column">
      <style:table-column-properties style:column-width="4.789cm" style:rel-column-width="12211*"/>
    </style:style>
    <style:style style:name="Tabel1.C" style:family="table-column">
      <style:table-column-properties style:column-width="5.609cm" style:rel-column-width="14303*"/>
    </style:style>
    <style:style style:name="Tabel1.D" style:family="table-column">
      <style:table-column-properties style:column-width="6.509cm" style:rel-column-width="16597*"/>
    </style:style>
    <style:style style:name="Tabel1.E" style:family="table-column">
      <style:table-column-properties style:column-width="4.297cm" style:rel-column-width="10955*"/>
    </style:style>
    <style:style style:name="Tabel1.1" style:family="table-row">
      <style:table-row-properties style:min-row-height="0.688cm"/>
    </style:style>
    <style:style style:name="Tabel1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1.B1" style:family="table-cell">
      <style:table-cell-properties fo:background-color="#00b6bd" fo:padding="0.097cm" fo:border-left="0.05pt solid #000000" fo:border-right="none" fo:border-top="0.05pt solid #000000" fo:border-bottom="none">
        <style:background-image/>
      </style:table-cell-properties>
    </style:style>
    <style:style style:name="Tabel1.C1" style:family="table-cell">
      <style:table-cell-properties fo:background-color="#72bf44" fo:padding="0.097cm" fo:border-left="0.05pt solid #000000" fo:border-right="none" fo:border-top="0.05pt solid #000000" fo:border-bottom="none">
        <style:background-image/>
      </style:table-cell-properties>
    </style:style>
    <style:style style:name="Tabel1.E1" style:family="table-cell">
      <style:table-cell-properties fo:background-color="#a3238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1.2" style:family="table-row">
      <style:table-row-properties style:min-row-height="0.82cm"/>
    </style:style>
    <style:style style:name="Tabel1.A2" style:family="table-cell">
      <style:table-cell-properties fo:background-color="#f58220" fo:padding="0.097cm" fo:border-left="0.05pt solid #000000" fo:border-right="none" fo:border-top="none" fo:border-bottom="none">
        <style:background-image/>
      </style:table-cell-properties>
    </style:style>
    <style:style style:name="Tabel1.B2" style:family="table-cell">
      <style:table-cell-properties fo:background-color="#00b6bd" fo:padding="0.097cm" fo:border-left="0.05pt solid #000000" fo:border-right="none" fo:border-top="none" fo:border-bottom="none">
        <style:background-image/>
      </style:table-cell-properties>
    </style:style>
    <style:style style:name="Tabel1.C2" style:family="table-cell">
      <style:table-cell-properties fo:background-color="#72bf44" fo:padding="0.097cm" fo:border-left="0.05pt solid #000000" fo:border-right="none" fo:border-top="none" fo:border-bottom="none">
        <style:background-image/>
      </style:table-cell-properties>
    </style:style>
    <style:style style:name="Tabel1.E2" style:family="table-cell">
      <style:table-cell-properties fo:background-color="#a3238e" fo:padding="0.097cm" fo:border-left="0.05pt solid #000000" fo:border-right="0.05pt solid #000000" fo:border-top="none" fo:border-bottom="none">
        <style:background-image/>
      </style:table-cell-properties>
    </style:style>
    <style:style style:name="Tabel1.3" style:family="table-row">
      <style:table-row-properties style:min-row-height="2.011cm"/>
    </style:style>
    <style:style style:name="Tabel1.A3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1.B3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el1.C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el1.E3" style:family="table-cell">
      <style:table-cell-properties fo:background-color="#a3238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2" style:family="table">
      <style:table-properties style:width="25.7cm" table:align="margins"/>
    </style:style>
    <style:style style:name="Tabel2.A" style:family="table-column">
      <style:table-column-properties style:column-width="4.498cm" style:rel-column-width="11469*"/>
    </style:style>
    <style:style style:name="Tabel2.B" style:family="table-column">
      <style:table-column-properties style:column-width="4.789cm" style:rel-column-width="12211*"/>
    </style:style>
    <style:style style:name="Tabel2.C" style:family="table-column">
      <style:table-column-properties style:column-width="12.118cm" style:rel-column-width="30900*"/>
    </style:style>
    <style:style style:name="Tabel2.D" style:family="table-column">
      <style:table-column-properties style:column-width="4.297cm" style:rel-column-width="10955*"/>
    </style:style>
    <style:style style:name="Tabel2.1" style:family="table-row">
      <style:table-row-properties style:min-row-height="0.688cm"/>
    </style:style>
    <style:style style:name="Tabel2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2.B1" style:family="table-cell">
      <style:table-cell-properties fo:background-color="#72bf44" fo:padding="0.097cm" fo:border-left="0.05pt solid #000000" fo:border-right="none" fo:border-top="0.05pt solid #000000" fo:border-bottom="none">
        <style:background-image/>
      </style:table-cell-properties>
    </style:style>
    <style:style style:name="Tabel2.C1" style:family="table-cell">
      <style:table-cell-properties fo:padding="0.097cm" fo:border-left="0.05pt solid #000000" fo:border-right="none" fo:border-top="0.05pt solid #000000" fo:border-bottom="none"/>
    </style:style>
    <style:style style:name="Tabel2.D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2.2" style:family="table-row">
      <style:table-row-properties style:min-row-height="2.011cm"/>
    </style:style>
    <style:style style:name="Tabel2.A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2.B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el2.C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3" style:family="table">
      <style:table-properties style:width="25.7cm" table:align="margins"/>
    </style:style>
    <style:style style:name="Tabel3.A" style:family="table-column">
      <style:table-column-properties style:column-width="3.212cm" style:rel-column-width="8190*"/>
    </style:style>
    <style:style style:name="Tabel3.B" style:family="table-column">
      <style:table-column-properties style:column-width="3.339cm" style:rel-column-width="8514*"/>
    </style:style>
    <style:style style:name="Tabel3.C" style:family="table-column">
      <style:table-column-properties style:column-width="3.484cm" style:rel-column-width="8883*"/>
    </style:style>
    <style:style style:name="Tabel3.D" style:family="table-column">
      <style:table-column-properties style:column-width="3.41cm" style:rel-column-width="8694*"/>
    </style:style>
    <style:style style:name="Tabel3.E" style:family="table-column">
      <style:table-column-properties style:column-width="4.087cm" style:rel-column-width="10421*"/>
    </style:style>
    <style:style style:name="Tabel3.F" style:family="table-column">
      <style:table-column-properties style:column-width="4.085cm" style:rel-column-width="10417*"/>
    </style:style>
    <style:style style:name="Tabel3.G" style:family="table-column">
      <style:table-column-properties style:column-width="4.085cm" style:rel-column-width="10416*"/>
    </style:style>
    <style:style style:name="Tabel3.1" style:family="table-row">
      <style:table-row-properties style:min-row-height="0.688cm"/>
    </style:style>
    <style:style style:name="Tabel3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3.C1" style:family="table-cell">
      <style:table-cell-properties fo:background-color="#00b6bd" fo:padding="0.097cm" fo:border-left="0.05pt solid #000000" fo:border-right="none" fo:border-top="0.05pt solid #000000" fo:border-bottom="none">
        <style:background-image/>
      </style:table-cell-properties>
    </style:style>
    <style:style style:name="Tabel3.D1" style:family="table-cell">
      <style:table-cell-properties fo:background-color="#7477b8" fo:padding="0.097cm" fo:border-left="0.05pt solid #000000" fo:border-right="none" fo:border-top="0.05pt solid #000000" fo:border-bottom="none">
        <style:background-image/>
      </style:table-cell-properties>
    </style:style>
    <style:style style:name="Tabel3.E1" style:family="table-cell">
      <style:table-cell-properties fo:background-color="#a3238e" fo:padding="0.097cm" fo:border-left="0.05pt solid #000000" fo:border-right="none" fo:border-top="0.05pt solid #000000" fo:border-bottom="none">
        <style:background-image/>
      </style:table-cell-properties>
    </style:style>
    <style:style style:name="Tabel3.F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el3.G1" style:family="table-cell">
      <style:table-cell-properties fo:background-color="#72bf44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3.A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3.C2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el3.D2" style:family="table-cell">
      <style:table-cell-properties fo:background-color="#7477b8" fo:padding="0.097cm" fo:border-left="0.05pt solid #000000" fo:border-right="none" fo:border-top="none" fo:border-bottom="0.05pt solid #000000">
        <style:background-image/>
      </style:table-cell-properties>
    </style:style>
    <style:style style:name="Tabel3.E2" style:family="table-cell">
      <style:table-cell-properties fo:background-color="#a3238e" fo:padding="0.097cm" fo:border-left="0.05pt solid #000000" fo:border-right="none" fo:border-top="none" fo:border-bottom="0.05pt solid #000000">
        <style:background-image/>
      </style:table-cell-properties>
    </style:style>
    <style:style style:name="Tabel3.F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3.G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4" style:family="table">
      <style:table-properties style:width="25.7cm" table:align="margins"/>
    </style:style>
    <style:style style:name="Tabel4.A" style:family="table-column">
      <style:table-column-properties style:column-width="3.21cm" style:rel-column-width="1820*"/>
    </style:style>
    <style:style style:name="Tabel4.B" style:family="table-column">
      <style:table-column-properties style:column-width="3.339cm" style:rel-column-width="1893*"/>
    </style:style>
    <style:style style:name="Tabel4.C" style:family="table-column">
      <style:table-column-properties style:column-width="6.944cm" style:rel-column-width="3937*"/>
    </style:style>
    <style:style style:name="Tabel4.D" style:family="table-column">
      <style:table-column-properties style:column-width="3.016cm" style:rel-column-width="1710*"/>
    </style:style>
    <style:style style:name="Tabel4.E" style:family="table-column">
      <style:table-column-properties style:column-width="2.884cm" style:rel-column-width="1635*"/>
    </style:style>
    <style:style style:name="Tabel4.F" style:family="table-column">
      <style:table-column-properties style:column-width="3.307cm" style:rel-column-width="1875*"/>
    </style:style>
    <style:style style:name="Tabel4.G" style:family="table-column">
      <style:table-column-properties style:column-width="2.999cm" style:rel-column-width="1700*"/>
    </style:style>
    <style:style style:name="Tabel4.1" style:family="table-row">
      <style:table-row-properties style:min-row-height="0.688cm"/>
    </style:style>
    <style:style style:name="Tabel4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4.C1" style:family="table-cell">
      <style:table-cell-properties fo:background-color="#00b6bd" fo:padding="0.097cm" fo:border-left="0.05pt solid #000000" fo:border-right="none" fo:border-top="0.05pt solid #000000" fo:border-bottom="none">
        <style:background-image/>
      </style:table-cell-properties>
    </style:style>
    <style:style style:name="Tabel4.D1" style:family="table-cell">
      <style:table-cell-properties fo:background-color="#7477b8" fo:padding="0.097cm" fo:border-left="0.05pt solid #000000" fo:border-right="none" fo:border-top="0.05pt solid #000000" fo:border-bottom="none">
        <style:background-image/>
      </style:table-cell-properties>
    </style:style>
    <style:style style:name="Tabel4.E1" style:family="table-cell">
      <style:table-cell-properties fo:background-color="#a3238e" fo:padding="0.097cm" fo:border-left="0.05pt solid #000000" fo:border-right="none" fo:border-top="0.05pt solid #000000" fo:border-bottom="none">
        <style:background-image/>
      </style:table-cell-properties>
    </style:style>
    <style:style style:name="Tabel4.F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el4.G1" style:family="table-cell">
      <style:table-cell-properties fo:background-color="#72bf44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4.A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4.C2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el4.D2" style:family="table-cell">
      <style:table-cell-properties fo:background-color="#7477b8" fo:padding="0.097cm" fo:border-left="0.05pt solid #000000" fo:border-right="none" fo:border-top="none" fo:border-bottom="0.05pt solid #000000">
        <style:background-image/>
      </style:table-cell-properties>
    </style:style>
    <style:style style:name="Tabel4.E2" style:family="table-cell">
      <style:table-cell-properties fo:background-color="#a3238e" fo:padding="0.097cm" fo:border-left="0.05pt solid #000000" fo:border-right="none" fo:border-top="none" fo:border-bottom="0.05pt solid #000000">
        <style:background-image/>
      </style:table-cell-properties>
    </style:style>
    <style:style style:name="Tabel4.F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4.G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 officeooo:paragraph-rsid="001666bd"/>
    </style:style>
    <style:style style:name="P2" style:family="paragraph" style:parent-style-name="Standard">
      <style:text-properties fo:language="en" fo:country="US" officeooo:rsid="001666bd" officeooo:paragraph-rsid="001666bd"/>
    </style:style>
    <style:style style:name="P3" style:family="paragraph" style:parent-style-name="Standard">
      <style:text-properties fo:language="en" fo:country="US" officeooo:rsid="001610ec" officeooo:paragraph-rsid="001666bd"/>
    </style:style>
    <style:style style:name="P4" style:family="paragraph" style:parent-style-name="Standard">
      <style:text-properties fo:language="en" fo:country="US" officeooo:rsid="001610ec" officeooo:paragraph-rsid="003ed4f9"/>
    </style:style>
    <style:style style:name="P5" style:family="paragraph" style:parent-style-name="Text_20_body">
      <style:text-properties fo:language="en" fo:country="US" officeooo:rsid="0017a9a2" officeooo:paragraph-rsid="0017a9a2"/>
    </style:style>
    <style:style style:name="P6" style:family="paragraph" style:parent-style-name="Text_20_body">
      <style:text-properties fo:language="en" fo:country="US" officeooo:rsid="001610ec" officeooo:paragraph-rsid="001610ec"/>
    </style:style>
    <style:style style:name="P7" style:family="paragraph" style:parent-style-name="Text_20_body">
      <style:text-properties fo:language="en" fo:country="US" officeooo:rsid="001610ec" officeooo:paragraph-rsid="001666bd"/>
    </style:style>
    <style:style style:name="P8" style:family="paragraph" style:parent-style-name="Table_20_Contents">
      <style:text-properties fo:language="en" fo:country="US" officeooo:rsid="00173a3e" officeooo:paragraph-rsid="00173a3e"/>
    </style:style>
    <style:style style:name="P9" style:family="paragraph" style:parent-style-name="Table_20_Contents">
      <style:text-properties fo:language="en" fo:country="US" officeooo:rsid="00173a3e" officeooo:paragraph-rsid="002da71f"/>
    </style:style>
    <style:style style:name="P10" style:family="paragraph" style:parent-style-name="Table_20_Contents">
      <style:text-properties fo:language="en" fo:country="US" officeooo:rsid="00173a3e" officeooo:paragraph-rsid="003ed4f9"/>
    </style:style>
    <style:style style:name="P11" style:family="paragraph" style:parent-style-name="Table_20_Contents">
      <style:text-properties fo:language="en" fo:country="US" officeooo:paragraph-rsid="001666bd"/>
    </style:style>
    <style:style style:name="P12" style:family="paragraph" style:parent-style-name="Table_20_Contents">
      <style:text-properties fo:language="en" fo:country="US" officeooo:rsid="00192bdc" officeooo:paragraph-rsid="00192bdc"/>
    </style:style>
    <style:style style:name="P13" style:family="paragraph" style:parent-style-name="Table_20_Contents">
      <style:text-properties fo:language="en" fo:country="US" officeooo:rsid="00192bdc" officeooo:paragraph-rsid="00219a29"/>
    </style:style>
    <style:style style:name="P14" style:family="paragraph" style:parent-style-name="Table_20_Contents">
      <style:text-properties fo:language="en" fo:country="US" officeooo:rsid="00192bdc" officeooo:paragraph-rsid="003501fc"/>
    </style:style>
    <style:style style:name="P15" style:family="paragraph" style:parent-style-name="Table_20_Contents">
      <style:text-properties fo:language="en" fo:country="US" officeooo:rsid="00192bdc" officeooo:paragraph-rsid="003b877a"/>
    </style:style>
    <style:style style:name="P16" style:family="paragraph" style:parent-style-name="Table_20_Contents">
      <style:text-properties fo:language="en" fo:country="US" officeooo:rsid="00192bdc" officeooo:paragraph-rsid="003bb66c"/>
    </style:style>
    <style:style style:name="P17" style:family="paragraph" style:parent-style-name="Table_20_Contents">
      <style:text-properties fo:language="en" fo:country="US" officeooo:rsid="00192bdc" officeooo:paragraph-rsid="003ed4f9"/>
    </style:style>
    <style:style style:name="P18" style:family="paragraph" style:parent-style-name="Table_20_Contents">
      <style:text-properties fo:language="en" fo:country="US" officeooo:rsid="00192bdc" officeooo:paragraph-rsid="0049373a"/>
    </style:style>
    <style:style style:name="P19" style:family="paragraph" style:parent-style-name="Table_20_Contents">
      <style:text-properties fo:language="en" fo:country="US" officeooo:rsid="001b0c4f" officeooo:paragraph-rsid="001b0c4f"/>
    </style:style>
    <style:style style:name="P20" style:family="paragraph" style:parent-style-name="Table_20_Contents">
      <style:text-properties fo:language="en" fo:country="US" officeooo:rsid="001e27dd" officeooo:paragraph-rsid="001e27dd"/>
    </style:style>
    <style:style style:name="P21" style:family="paragraph" style:parent-style-name="Table_20_Contents">
      <style:text-properties fo:language="en" fo:country="US" officeooo:rsid="001e3413" officeooo:paragraph-rsid="001e3413"/>
    </style:style>
    <style:style style:name="P22" style:family="paragraph" style:parent-style-name="Table_20_Contents">
      <style:text-properties fo:language="en" fo:country="US" officeooo:rsid="0023661d" officeooo:paragraph-rsid="0023661d"/>
    </style:style>
    <style:style style:name="P23" style:family="paragraph" style:parent-style-name="Table_20_Contents">
      <style:text-properties fo:language="en" fo:country="US" officeooo:rsid="0023de95" officeooo:paragraph-rsid="0023de95"/>
    </style:style>
    <style:style style:name="P24" style:family="paragraph" style:parent-style-name="Table_20_Contents">
      <style:text-properties fo:language="en" fo:country="US" officeooo:rsid="002454fa" officeooo:paragraph-rsid="002454fa"/>
    </style:style>
    <style:style style:name="P25" style:family="paragraph" style:parent-style-name="Table_20_Contents">
      <style:text-properties fo:language="en" fo:country="US" officeooo:rsid="0025e03d" officeooo:paragraph-rsid="0025e03d"/>
    </style:style>
    <style:style style:name="P26" style:family="paragraph" style:parent-style-name="Table_20_Contents">
      <style:text-properties fo:language="en" fo:country="US" officeooo:rsid="0025e03d" officeooo:paragraph-rsid="00268733"/>
    </style:style>
    <style:style style:name="P27" style:family="paragraph" style:parent-style-name="Table_20_Contents">
      <style:text-properties fo:language="en" fo:country="US" officeooo:rsid="00268733" officeooo:paragraph-rsid="00268733"/>
    </style:style>
    <style:style style:name="P28" style:family="paragraph" style:parent-style-name="Table_20_Contents">
      <style:text-properties fo:language="en" fo:country="US" officeooo:rsid="0029abbb" officeooo:paragraph-rsid="0029abbb"/>
    </style:style>
    <style:style style:name="P29" style:family="paragraph" style:parent-style-name="Table_20_Contents">
      <style:text-properties fo:language="en" fo:country="US" officeooo:rsid="002f98e6" officeooo:paragraph-rsid="002f98e6"/>
    </style:style>
    <style:style style:name="P30" style:family="paragraph" style:parent-style-name="Table_20_Contents">
      <style:text-properties fo:language="en" fo:country="US" officeooo:rsid="002f98e6" officeooo:paragraph-rsid="003ed4f9"/>
    </style:style>
    <style:style style:name="P31" style:family="paragraph" style:parent-style-name="Table_20_Contents">
      <style:text-properties fo:language="en" fo:country="US" officeooo:rsid="003179f8" officeooo:paragraph-rsid="003179f8"/>
    </style:style>
    <style:style style:name="P32" style:family="paragraph" style:parent-style-name="Table_20_Contents">
      <style:text-properties fo:language="en" fo:country="US" officeooo:rsid="003179f8" officeooo:paragraph-rsid="003ed4f9"/>
    </style:style>
    <style:style style:name="P33" style:family="paragraph" style:parent-style-name="Table_20_Contents">
      <style:text-properties fo:language="en" fo:country="US" officeooo:rsid="00393067" officeooo:paragraph-rsid="00393067"/>
    </style:style>
    <style:style style:name="P34" style:family="paragraph" style:parent-style-name="Table_20_Contents">
      <style:text-properties fo:language="en" fo:country="US" officeooo:rsid="00393067" officeooo:paragraph-rsid="003ed4f9"/>
    </style:style>
    <style:style style:name="P35" style:family="paragraph" style:parent-style-name="Table_20_Contents">
      <style:text-properties fo:language="en" fo:country="US" officeooo:rsid="00393067" officeooo:paragraph-rsid="00421f3b"/>
    </style:style>
    <style:style style:name="P36" style:family="paragraph" style:parent-style-name="Table_20_Contents">
      <style:text-properties fo:language="en" fo:country="US" officeooo:rsid="003ac255" officeooo:paragraph-rsid="003ac255"/>
    </style:style>
    <style:style style:name="P37" style:family="paragraph" style:parent-style-name="Table_20_Contents">
      <style:text-properties fo:language="en" fo:country="US" officeooo:rsid="003ac255" officeooo:paragraph-rsid="003ed4f9"/>
    </style:style>
    <style:style style:name="P38" style:family="paragraph" style:parent-style-name="Table_20_Contents">
      <style:text-properties fo:language="en" fo:country="US" officeooo:rsid="003bb66c" officeooo:paragraph-rsid="003bb66c"/>
    </style:style>
    <style:style style:name="P39" style:family="paragraph" style:parent-style-name="Table_20_Contents">
      <style:text-properties fo:language="en" fo:country="US" officeooo:rsid="003bb66c" officeooo:paragraph-rsid="003ed4f9"/>
    </style:style>
    <style:style style:name="P40" style:family="paragraph" style:parent-style-name="Table_20_Contents">
      <style:text-properties fo:language="en" fo:country="US" officeooo:rsid="003c38fe" officeooo:paragraph-rsid="003c38fe"/>
    </style:style>
    <style:style style:name="P41" style:family="paragraph" style:parent-style-name="Table_20_Contents">
      <style:text-properties fo:language="en" fo:country="US" officeooo:rsid="003c38fe" officeooo:paragraph-rsid="003ed4f9"/>
    </style:style>
    <style:style style:name="P42" style:family="paragraph" style:parent-style-name="Table_20_Contents">
      <style:text-properties fo:language="en" fo:country="US" officeooo:rsid="004a2d49" officeooo:paragraph-rsid="004a2d49"/>
    </style:style>
    <style:style style:name="P43" style:family="paragraph" style:parent-style-name="Table_20_Contents">
      <loext:graphic-properties draw:fill="solid" draw:fill-color="#f58220" draw:opacity="100%"/>
      <style:paragraph-properties fo:background-color="#f58220"/>
      <style:text-properties officeooo:rsid="001ce06f" officeooo:paragraph-rsid="001ce06f"/>
    </style:style>
    <style:style style:name="P44" style:family="paragraph" style:parent-style-name="Text_20_body">
      <style:paragraph-properties fo:break-before="page"/>
      <style:text-properties fo:language="en" fo:country="US" officeooo:rsid="001610ec" officeooo:paragraph-rsid="003ed4f9"/>
    </style:style>
    <style:style style:name="P45" style:family="paragraph" style:parent-style-name="Table_20_Contents">
      <style:text-properties fo:language="en" fo:country="US" officeooo:rsid="00192bdc" officeooo:paragraph-rsid="0054fb18"/>
    </style:style>
    <style:style style:name="T1" style:family="text">
      <style:text-properties officeooo:rsid="001666bd"/>
    </style:style>
    <style:style style:name="T2" style:family="text">
      <style:text-properties officeooo:rsid="00192bdc"/>
    </style:style>
    <style:style style:name="T3" style:family="text">
      <style:text-properties officeooo:rsid="0020bfe8"/>
    </style:style>
    <style:style style:name="T4" style:family="text">
      <style:text-properties officeooo:rsid="00219a29"/>
    </style:style>
    <style:style style:name="T5" style:family="text">
      <style:text-properties officeooo:rsid="00173a3e"/>
    </style:style>
    <style:style style:name="T6" style:family="text">
      <style:text-properties officeooo:rsid="002ae071"/>
    </style:style>
    <style:style style:name="T7" style:family="text">
      <style:text-properties officeooo:rsid="002d2841"/>
    </style:style>
    <style:style style:name="T8" style:family="text">
      <style:text-properties officeooo:rsid="002da71f"/>
    </style:style>
    <style:style style:name="T9" style:family="text">
      <style:text-properties officeooo:rsid="00336492"/>
    </style:style>
    <style:style style:name="T10" style:family="text">
      <style:text-properties officeooo:rsid="003600b5"/>
    </style:style>
    <style:style style:name="T11" style:family="text">
      <style:text-properties officeooo:rsid="0037a556"/>
    </style:style>
    <style:style style:name="T12" style:family="text">
      <style:text-properties officeooo:rsid="00393067"/>
    </style:style>
    <style:style style:name="T13" style:family="text">
      <style:text-properties officeooo:rsid="00396999"/>
    </style:style>
    <style:style style:name="T14" style:family="text">
      <style:text-properties officeooo:rsid="0043e8aa"/>
    </style:style>
    <style:style style:name="T15" style:family="text">
      <style:text-properties officeooo:rsid="00476f77"/>
    </style:style>
    <style:style style:name="T16" style:family="text">
      <style:text-properties officeooo:rsid="004e2fda"/>
    </style:style>
    <style:style style:name="T17" style:family="text">
      <style:text-properties officeooo:rsid="00502305"/>
    </style:style>
    <style:style style:name="T18" style:family="text">
      <style:text-properties officeooo:rsid="0051d4a1"/>
    </style:style>
    <style:style style:name="T19" style:family="text">
      <style:text-properties officeooo:rsid="0053bb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ote: This is qemu specific, area for <text:span text:style-name="T6">ACPI and FB</text:span> can be somewhere else.</text:p>
      <text:p text:style-name="P6">Virtual Kernel Memory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row table:style-name="Tabel1.1">
          <table:table-cell table:style-name="Tabel1.A1" office:value-type="string">
            <text:p text:style-name="P8">0x0 – 0x00400000</text:p>
          </table:table-cell>
          <table:table-cell table:style-name="Tabel1.B1" office:value-type="string">
            <text:p text:style-name="P12">0x07FE0000-0x07FE2000</text:p>
          </table:table-cell>
          <table:table-cell table:style-name="Tabel1.C1" office:value-type="string">
            <text:p text:style-name="P12">0xC0000000-0xC0<text:span text:style-name="T3">4</text:span>00000</text:p>
          </table:table-cell>
          <table:table-cell table:style-name="Tabel1.C1" office:value-type="string">
            <text:p text:style-name="P13">0xC0<text:span text:style-name="T4">4</text:span>00000-0xC0<text:span text:style-name="T4">8</text:span>00000</text:p>
          </table:table-cell>
          <table:table-cell table:style-name="Tabel1.E1" office:value-type="string">
            <text:p text:style-name="P19">0xFFC<text:span text:style-name="T2">00000---</text:span>&gt;&gt;</text:p>
          </table:table-cell>
        </table:table-row>
        <table:table-row table:style-name="Tabel1.2">
          <table:table-cell table:style-name="Tabel1.A2" office:value-type="string">
            <text:p text:style-name="P20">Identity Mapped</text:p>
          </table:table-cell>
          <table:table-cell table:style-name="Tabel1.B2" office:value-type="string">
            <text:p text:style-name="P20">Identity Mapped</text:p>
          </table:table-cell>
          <table:table-cell table:style-name="Tabel1.C2" office:value-type="string">
            <text:p text:style-name="P20">Mapped to 0x100000 physical</text:p>
          </table:table-cell>
          <table:table-cell table:style-name="Tabel1.C2" office:value-type="string">
            <text:p text:style-name="P22">Mapped to random physical addres</text:p>
          </table:table-cell>
          <table:table-cell table:style-name="Tabel1.E2" office:value-type="string">
            <text:p text:style-name="P21">Mapped to page table</text:p>
          </table:table-cell>
        </table:table-row>
        <table:table-row table:style-name="Tabel1.3">
          <table:table-cell table:style-name="Tabel1.A3" office:value-type="string">
            <text:p text:style-name="P43">Vm86 Code runs here. Is 4MB because is one huge page entry.</text:p>
            <text:p text:style-name="P43">Also required for SM-BIOS.</text:p>
          </table:table-cell>
          <table:table-cell table:style-name="Tabel1.B3" office:value-type="string">
            <text:p text:style-name="P23">ACPI Memory area.</text:p>
          </table:table-cell>
          <table:table-cell table:style-name="Tabel1.C3" office:value-type="string">
            <text:p text:style-name="P23">Kernel Image</text:p>
          </table:table-cell>
          <table:table-cell table:style-name="Tabel1.C3" office:value-type="string">
            <text:p text:style-name="P23">Kernel Heap</text:p>
          </table:table-cell>
          <table:table-cell table:style-name="Tabel1.E3" office:value-type="string">
            <text:p text:style-name="P24">Used for paging logic</text:p>
          </table:table-cell>
        </table:table-row>
      </table:table>
      <text:p text:style-name="P7"/>
      <text:p text:style-name="P7"><text:span text:style-name="T1">Physical</text:span> Kernel Memory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 table:style-name="Tabel2.1">
          <table:table-cell table:style-name="Tabel2.A1" office:value-type="string">
            <text:p text:style-name="P25">0x0 - <text:span text:style-name="T5">0x00</text:span>1<text:span text:style-name="T5">00000</text:span></text:p>
          </table:table-cell>
          <table:table-cell table:style-name="Tabel2.B1" office:value-type="string">
            <text:p text:style-name="P26"><text:span text:style-name="T5">0x00</text:span>1<text:span text:style-name="T5">00000 - 0x00</text:span>1*****</text:p>
          </table:table-cell>
          <table:table-cell table:style-name="Tabel2.C1" office:value-type="string">
            <text:p text:style-name="P28">Rest of Physical Memory</text:p>
          </table:table-cell>
          <table:table-cell table:style-name="Tabel2.D1" office:value-type="string">
            <text:p text:style-name="P11">0xFD000000</text:p>
          </table:table-cell>
        </table:table-row>
        <table:table-row table:style-name="Tabel2.2">
          <table:table-cell table:style-name="Tabel2.A2" office:value-type="string">
            <text:p text:style-name="P25">Lower 1MB of memory is used for bios and Vm86 functions.</text:p>
          </table:table-cell>
          <table:table-cell table:style-name="Tabel2.B2" office:value-type="string">
            <text:p text:style-name="P27">Kernel physical location</text:p>
          </table:table-cell>
          <table:table-cell table:style-name="Tabel2.C2" office:value-type="string">
            <text:p text:style-name="P28">The rest of the memory can be used for all sort of things.</text:p>
            <text:p text:style-name="P28">- Memory used by kernel (Heap)</text:p>
            <text:p text:style-name="P28">- Memory used by devices (Memory Mapped IO)</text:p>
          </table:table-cell>
          <table:table-cell table:style-name="Tabel2.D2" office:value-type="string">
            <text:p text:style-name="P28">Framebuffer Address</text:p>
          </table:table-cell>
        </table:table-row>
      </table:table>
      <text:p text:style-name="P1"/>
      <text:p text:style-name="P2"/>
      <text:p text:style-name="P7">Virtual <text:span text:style-name="T1">Process</text:span> Memory <text:span text:style-name="T7">(Compositor) (Old)</text:span>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row table:style-name="Tabel3.1">
          <table:table-cell table:style-name="Tabel3.A1" office:value-type="string">
            <text:p text:style-name="P9">0x00<text:span text:style-name="T8">8</text:span>00000-0x00<text:span text:style-name="T8">8*****</text:span></text:p>
          </table:table-cell>
          <table:table-cell table:style-name="Tabel3.A1" office:value-type="string">
            <text:p text:style-name="P9">0x00<text:span text:style-name="T8">8***** - </text:span>0x0<text:span text:style-name="T8">1612</text:span>000</text:p>
          </table:table-cell>
          <table:table-cell table:style-name="Tabel3.C1" office:value-type="string">
            <text:p text:style-name="P14">0x<text:span text:style-name="T9">A</text:span>0000000 – 0x<text:span text:style-name="T10">A12</text:span>0<text:span text:style-name="T11">6</text:span>000</text:p>
          </table:table-cell>
          <table:table-cell table:style-name="Tabel3.D1" office:value-type="string">
            <text:p text:style-name="P14">0x<text:span text:style-name="T12">B</text:span>0000000 – 0x<text:span text:style-name="T12">B0300</text:span>000</text:p>
          </table:table-cell>
          <table:table-cell table:style-name="Tabel3.E1" office:value-type="string">
            <text:p text:style-name="P33">0xBA000<text:span text:style-name="T2">000 - </text:span>0xBA00<text:span text:style-name="T13">1000</text:span></text:p>
          </table:table-cell>
          <table:table-cell table:style-name="Tabel3.F1" office:value-type="string">
            <text:p text:style-name="P15">0x<text:span text:style-name="T12">BFFF0000 - </text:span>0xC0000000</text:p>
          </table:table-cell>
          <table:table-cell table:style-name="Tabel3.G1" office:value-type="string">
            <text:p text:style-name="P16">0xC0000000 - </text:p>
            <text:p text:style-name="P16">0xC*******</text:p>
          </table:table-cell>
        </table:table-row>
        <table:table-row table:style-name="Tabel3.1">
          <table:table-cell table:style-name="Tabel3.A2" office:value-type="string">
            <text:p text:style-name="P29">Application Data (Text,Bss,etc.)</text:p>
          </table:table-cell>
          <table:table-cell table:style-name="Tabel3.A2" office:value-type="string">
            <text:p text:style-name="P29">Process Heap</text:p>
            <text:p text:style-name="P31">Grows Upward</text:p>
          </table:table-cell>
          <table:table-cell table:style-name="Tabel3.C2" office:value-type="string">
            <text:p text:style-name="P33">GUI Context Memory Area</text:p>
          </table:table-cell>
          <table:table-cell table:style-name="Tabel3.D2" office:value-type="string">
            <text:p text:style-name="P33">Direct GUI FB</text:p>
          </table:table-cell>
          <table:table-cell table:style-name="Tabel3.E2" office:value-type="string">
            <text:p text:style-name="P36">System Info Area. Mouse cursor position is stored here.</text:p>
          </table:table-cell>
          <table:table-cell table:style-name="Tabel3.F2" office:value-type="string">
            <text:p text:style-name="P40">Process Stack</text:p>
            <text:p text:style-name="P40">Grows downward</text:p>
          </table:table-cell>
          <table:table-cell table:style-name="Tabel3.G2" office:value-type="string">
            <text:p text:style-name="P38">Kernel area which is not accessible</text:p>
          </table:table-cell>
        </table:table-row>
      </table:table>
      <text:p text:style-name="P3"/>
      <text:p text:style-name="P44">Virtual <text:span text:style-name="T1">Process</text:span> Memory <text:span text:style-name="T7">(Compositor) (New)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column table:style-name="Tabel4.E"/>
        <table:table-column table:style-name="Tabel4.F"/>
        <table:table-column table:style-name="Tabel4.G"/>
        <table:table-row table:style-name="Tabel4.1">
          <table:table-cell table:style-name="Tabel4.A1" office:value-type="string">
            <text:p text:style-name="P10">0x00<text:span text:style-name="T8">8</text:span>00000-0x00<text:span text:style-name="T8">8*****</text:span></text:p>
          </table:table-cell>
          <table:table-cell table:style-name="Tabel4.A1" office:value-type="string">
            <text:p text:style-name="P10">0x00<text:span text:style-name="T8">8***** - </text:span>0x0<text:span text:style-name="T8">1612</text:span>000</text:p>
          </table:table-cell>
          <table:table-cell table:style-name="Tabel4.C1" office:value-type="string">
            <text:p text:style-name="P45">0x<text:span text:style-name="T19">A</text:span>0000000 – <text:span text:style-name="T15">0x</text:span>BF<text:span text:style-name="T18">FBE</text:span>000</text:p>
          </table:table-cell>
          <table:table-cell table:style-name="Tabel4.D1" office:value-type="string">
            <text:p text:style-name="P18"><text:span text:style-name="T15">0x</text:span>BF<text:span text:style-name="T18">FBE</text:span>000 – <text:span text:style-name="T15">0x</text:span>BF<text:span text:style-name="T17">F</text:span>E<text:span text:style-name="T16">E</text:span>000</text:p>
          </table:table-cell>
          <table:table-cell table:style-name="Tabel4.E1" office:value-type="string">
            <text:p text:style-name="P35"><text:span text:style-name="T14">0xBFFEE000 - 0x</text:span>BFFF0000</text:p>
          </table:table-cell>
          <table:table-cell table:style-name="Tabel4.F1" office:value-type="string">
            <text:p text:style-name="P17">0x<text:span text:style-name="T12">BFFF0000 - </text:span>0xC0000000</text:p>
          </table:table-cell>
          <table:table-cell table:style-name="Tabel4.G1" office:value-type="string">
            <text:p text:style-name="P17">0xC0000000 - </text:p>
            <text:p text:style-name="P17">0xC*******</text:p>
          </table:table-cell>
        </table:table-row>
        <table:table-row table:style-name="Tabel4.1">
          <table:table-cell table:style-name="Tabel4.A2" office:value-type="string">
            <text:p text:style-name="P30">Application Data (Text,Bss,etc.)</text:p>
          </table:table-cell>
          <table:table-cell table:style-name="Tabel4.A2" office:value-type="string">
            <text:p text:style-name="P30">Process Heap</text:p>
            <text:p text:style-name="P32">Grows Upward</text:p>
          </table:table-cell>
          <table:table-cell table:style-name="Tabel4.C2" office:value-type="string">
            <text:p text:style-name="P34">GUI Context Memory Area</text:p>
            <text:p text:style-name="P42">Grows Upward</text:p>
          </table:table-cell>
          <table:table-cell table:style-name="Tabel4.D2" office:value-type="string">
            <text:p text:style-name="P34">Direct GUI FB</text:p>
          </table:table-cell>
          <table:table-cell table:style-name="Tabel4.E2" office:value-type="string">
            <text:p text:style-name="P37">System Info Area. Mouse cursor position is stored here.</text:p>
          </table:table-cell>
          <table:table-cell table:style-name="Tabel4.F2" office:value-type="string">
            <text:p text:style-name="P41">Process Stack</text:p>
            <text:p text:style-name="P41">Grows downward</text:p>
          </table:table-cell>
          <table:table-cell table:style-name="Tabel4.G2" office:value-type="string">
            <text:p text:style-name="P39">Kernel area which is not accessibl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21:20.174555726</meta:creation-date>
    <dc:date>2020-03-22T11:26:45.298006583</dc:date>
    <meta:editing-duration>PT1H46M</meta:editing-duration>
    <meta:editing-cycles>57</meta:editing-cycles>
    <meta:generator>LibreOffice/6.0.7.3$Linux_X86_64 LibreOffice_project/00m0$Build-3</meta:generator>
    <meta:document-statistic meta:table-count="4" meta:image-count="0" meta:object-count="0" meta:page-count="2" meta:paragraph-count="66" meta:word-count="237" meta:character-count="1596" meta:non-whitespace-character-count="1419"/>
  </office:meta>
</office:document-meta>
</file>